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1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0.762cm" svg:x="7.662cm" svg:y="18.168cm">
          <text:p text:style-name="P6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782cm" svg:y1="18.528cm" svg:x2="5.75cm" svg:y2="18.5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39:02.342000000</dc:date>
    <meta:editing-duration>PT55M34S</meta:editing-duration>
    <meta:editing-cycles>26</meta:editing-cycles>
    <meta:generator>LibreOffice/6.4.4.2$Windows_X86_64 LibreOffice_project/3d775be2011f3886db32dfd395a6a6d1ca2630ff</meta:generator>
    <meta:document-statistic meta:object-count="36"/>
  </office:meta>
</office:document-meta>
</file>